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vertingAmp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9"/>
        <table:table-row table:style-name="ro1">
          <table:table-cell/>
          <table:table-cell table:style-name="ce1" table:number-columns-repeated="5"/>
        </table:table-row>
        <table:table-row table:style-name="ro1">
          <table:table-cell/>
          <table:table-cell table:style-name="ce2" office:value-type="string" calcext:value-type="string">
            <text:p>Ri</text:p>
          </table:table-cell>
          <table:table-cell table:style-name="ce5" office:value-type="string" calcext:value-type="string">
            <text:p>Rf</text:p>
          </table:table-cell>
          <table:table-cell table:style-name="ce5" table:number-columns-repeated="2"/>
          <table:table-cell table:style-name="ce8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Theoretic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table:formula="of:=[.C5]/[.B5]" office:value-type="float" office:value="-2.2" calcext:value-type="float">
            <text:p>-2.2</text:p>
          </table:table-cell>
          <table:table-cell table:style-name="ce7" table:formula="of:=AVERAGE([.D5:.D9])" office:value-type="float" office:value="-2.1907" calcext:value-type="float" table:number-columns-spanned="1" table:number-rows-spanned="5">
            <text:p>-2.1907</text:p>
          </table:table-cell>
          <table:table-cell table:style-name="ce10" table:formula="of:=-[.$C$3]/[.$B$3]" office:value-type="float" office:value="-2.17871485943775" calcext:value-type="float" table:number-columns-spanned="1" table:number-rows-spanned="5">
            <text:p>-2.178714859437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4.38" calcext:value-type="float">
            <text:p>-4.38</text:p>
          </table:table-cell>
          <table:table-cell table:formula="of:=[.C6]/[.B6]" office:value-type="float" office:value="-2.19" calcext:value-type="float">
            <text:p>-2.19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6.57" calcext:value-type="float">
            <text:p>-6.57</text:p>
          </table:table-cell>
          <table:table-cell table:formula="of:=[.C7]/[.B7]" office:value-type="float" office:value="-2.19" calcext:value-type="float">
            <text:p>-2.19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8.75" calcext:value-type="float">
            <text:p>-8.75</text:p>
          </table:table-cell>
          <table:table-cell table:formula="of:=[.C8]/[.B8]" office:value-type="float" office:value="-2.1875" calcext:value-type="float">
            <text:p>-2.1875</text:p>
          </table:table-cell>
          <table:covered-table-cell table:number-columns-repeated="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-10.93" calcext:value-type="float">
            <text:p>-10.93</text:p>
          </table:table-cell>
          <table:table-cell table:style-name="ce6" table:formula="of:=[.C9]/[.B9]" office:value-type="float" office:value="-2.186" calcext:value-type="float">
            <text:p>-2.186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 calcext:value-type="string">
            <text:p>Ri</text:p>
          </table:table-cell>
          <table:table-cell table:style-name="ce5" office:value-type="string" calcext:value-type="string">
            <text:p>Rf</text:p>
          </table:table-cell>
          <table:table-cell table:style-name="ce5" table:number-columns-repeated="2"/>
          <table:table-cell table:style-name="ce8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9.85*10^3"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Theoretical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0.18" calcext:value-type="float">
            <text:p>-0.18</text:p>
          </table:table-cell>
          <table:table-cell table:formula="of:=[.C13]/[.B13]" office:value-type="float" office:value="-9" calcext:value-type="float">
            <text:p>-9</text:p>
          </table:table-cell>
          <table:table-cell table:style-name="ce7" table:formula="of:=AVERAGE([.D13:.D17])" office:value-type="float" office:value="-9.86599156118144" calcext:value-type="float" table:number-columns-spanned="1" table:number-rows-spanned="5">
            <text:p>-9.86599156118144</text:p>
          </table:table-cell>
          <table:table-cell table:style-name="ce10" table:formula="of:=-[.$C$11]/[.$B$11]" office:value-type="float" office:value="-9.88955823293173" calcext:value-type="float" table:number-columns-spanned="1" table:number-rows-spanned="5">
            <text:p>-9.88955823293173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-2.03" calcext:value-type="float">
            <text:p>-2.03</text:p>
          </table:table-cell>
          <table:table-cell table:formula="of:=[.C14]/[.B14]" office:value-type="float" office:value="-10.15" calcext:value-type="float">
            <text:p>-10.15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-4.04" calcext:value-type="float">
            <text:p>-4.04</text:p>
          </table:table-cell>
          <table:table-cell table:formula="of:=[.C15]/[.B15]" office:value-type="float" office:value="-10.1" calcext:value-type="float">
            <text:p>-10.1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-6.01" calcext:value-type="float">
            <text:p>-6.01</text:p>
          </table:table-cell>
          <table:table-cell table:formula="of:=[.C16]/[.B16]" office:value-type="float" office:value="-10.0166666666667" calcext:value-type="float">
            <text:p>-10.0166666666667</text:p>
          </table:table-cell>
          <table:covered-table-cell table:number-columns-repeated="2"/>
        </table:table-row>
        <table:table-row table:style-name="ro1">
          <table:table-cell/>
          <table:table-cell table:style-name="ce4" office:value-type="float" office:value="0.79" calcext:value-type="float">
            <text:p>0.79</text:p>
          </table:table-cell>
          <table:table-cell table:style-name="ce6" office:value-type="float" office:value="-7.95" calcext:value-type="float">
            <text:p>-7.95</text:p>
          </table:table-cell>
          <table:table-cell table:style-name="ce6" table:formula="of:=[.C17]/[.B17]" office:value-type="float" office:value="-10.0632911392405" calcext:value-type="float">
            <text:p>-10.0632911392405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 calcext:value-type="string">
            <text:p>Ri</text:p>
          </table:table-cell>
          <table:table-cell table:style-name="ce5" office:value-type="string" calcext:value-type="string">
            <text:p>Rf</text:p>
          </table:table-cell>
          <table:table-cell table:style-name="ce5" table:number-columns-repeated="2"/>
          <table:table-cell table:style-name="ce8"/>
        </table:table-row>
        <table:table-row table:style-name="ro1">
          <table:table-cell/>
          <table:table-cell table:formula="of:=2.16*10^3" office:value-type="float" office:value="2160" calcext:value-type="float">
            <text:p>2160</text:p>
          </table:table-cell>
          <table:table-cell table:formula="of:=9.85*10^3"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Theoretical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2.3" calcext:value-type="float">
            <text:p>-2.3</text:p>
          </table:table-cell>
          <table:table-cell table:formula="of:=[.C21]/[.B21]" office:value-type="float" office:value="-4.6" calcext:value-type="float">
            <text:p>-4.6</text:p>
          </table:table-cell>
          <table:table-cell table:style-name="ce7" table:formula="of:=AVERAGE([.D21:.D25])" office:value-type="float" office:value="-4.58253333333333" calcext:value-type="float" table:number-columns-spanned="1" table:number-rows-spanned="5">
            <text:p>-4.58253333333333</text:p>
          </table:table-cell>
          <table:table-cell table:style-name="ce10" table:formula="of:=-[.$C$19]/[.$B$19]" office:value-type="float" office:value="-4.56018518518519" calcext:value-type="float" table:number-columns-spanned="1" table:number-rows-spanned="5">
            <text:p>-4.560185185185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4.59" calcext:value-type="float">
            <text:p>-4.59</text:p>
          </table:table-cell>
          <table:table-cell table:formula="of:=[.C22]/[.B22]" office:value-type="float" office:value="-4.59" calcext:value-type="float">
            <text:p>-4.59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-6.85" calcext:value-type="float">
            <text:p>-6.85</text:p>
          </table:table-cell>
          <table:table-cell table:formula="of:=[.C23]/[.B23]" office:value-type="float" office:value="-4.56666666666667" calcext:value-type="float">
            <text:p>-4.56666666666667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9.16" calcext:value-type="float">
            <text:p>-9.16</text:p>
          </table:table-cell>
          <table:table-cell table:formula="of:=[.C24]/[.B24]" office:value-type="float" office:value="-4.58" calcext:value-type="float">
            <text:p>-4.58</text:p>
          </table:table-cell>
          <table:covered-table-cell table:number-columns-repeated="2"/>
        </table:table-row>
        <table:table-row table:style-name="ro1">
          <table:table-cell/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-11.44" calcext:value-type="float">
            <text:p>-11.44</text:p>
          </table:table-cell>
          <table:table-cell table:style-name="ce6" table:formula="of:=[.C25]/[.B25]" office:value-type="float" office:value="-4.576" calcext:value-type="float">
            <text:p>-4.576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 calcext:value-type="string">
            <text:p>Ri</text:p>
          </table:table-cell>
          <table:table-cell table:style-name="ce5" office:value-type="string" calcext:value-type="string">
            <text:p>Rf</text:p>
          </table:table-cell>
          <table:table-cell table:style-name="ce5" table:number-columns-repeated="2"/>
          <table:table-cell table:style-name="ce8"/>
        </table:table-row>
        <table:table-row table:style-name="ro1">
          <table:table-cell/>
          <table:table-cell table:formula="of:=21.8*10^3" office:value-type="float" office:value="21800" calcext:value-type="float">
            <text:p>21800</text:p>
          </table:table-cell>
          <table:table-cell table:formula="of:=9.85*10^3"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Theoretic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table:formula="of:=[.C29]/[.B29]" office:value-type="float" office:value="-0.45" calcext:value-type="float">
            <text:p>-0.45</text:p>
          </table:table-cell>
          <table:table-cell table:style-name="ce7" table:formula="of:=AVERAGE([.D29:.D33])" office:value-type="float" office:value="-0.451433333333333" calcext:value-type="float" table:number-columns-spanned="1" table:number-rows-spanned="5">
            <text:p>-0.451433333333333</text:p>
          </table:table-cell>
          <table:table-cell table:style-name="ce10" table:formula="of:=-[.$C$27]/[.$B$27]" office:value-type="float" office:value="-0.451834862385321" calcext:value-type="float" table:number-columns-spanned="1" table:number-rows-spanned="5">
            <text:p>-0.451834862385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.8" calcext:value-type="float">
            <text:p>-1.8</text:p>
          </table:table-cell>
          <table:table-cell table:formula="of:=[.C30]/[.B30]" office:value-type="float" office:value="-0.45" calcext:value-type="float">
            <text:p>-0.45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.71" calcext:value-type="float">
            <text:p>-2.71</text:p>
          </table:table-cell>
          <table:table-cell table:formula="of:=[.C31]/[.B31]" office:value-type="float" office:value="-0.451666666666667" calcext:value-type="float">
            <text:p>-0.451666666666667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3.62" calcext:value-type="float">
            <text:p>-3.62</text:p>
          </table:table-cell>
          <table:table-cell table:formula="of:=[.C32]/[.B32]" office:value-type="float" office:value="-0.4525" calcext:value-type="float">
            <text:p>-0.4525</text:p>
          </table:table-cell>
          <table:covered-table-cell table:number-columns-repeated="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float" office:value="-4.53" calcext:value-type="float">
            <text:p>-4.53</text:p>
          </table:table-cell>
          <table:table-cell table:style-name="ce6" table:formula="of:=[.C33]/[.B33]" office:value-type="float" office:value="-0.453" calcext:value-type="float">
            <text:p>-0.453</text:p>
          </table:table-cell>
          <table:covered-table-cell table:style-name="ce6"/>
          <table:covered-table-cell table:style-name="ce11"/>
        </table:table-row>
      </table:table>
      <table:table table:name="NonInvertingAmp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19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Ri</text:p>
          </table:table-cell>
          <table:table-cell table:style-name="ce5" office:value-type="string" calcext:value-type="string">
            <text:p>Rf</text:p>
          </table:table-cell>
          <table:table-cell table:style-name="ce5" table:number-columns-repeated="2"/>
          <table:table-cell table:style-name="ce8"/>
          <table:table-cell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C5]/[.B5]" office:value-type="float" office:value="3.2" calcext:value-type="float">
            <text:p>3.2</text:p>
          </table:table-cell>
          <table:table-cell table:style-name="ce7" table:formula="of:=AVERAGE([.D5:.D9])" office:value-type="float" office:value="3.1815" calcext:value-type="float" table:number-columns-spanned="1" table:number-rows-spanned="5">
            <text:p>3.1815</text:p>
          </table:table-cell>
          <table:table-cell table:style-name="ce10" table:formula="of:=1+[.C3]/[.B3]" office:value-type="float" office:value="3.14711729622266" calcext:value-type="float" table:number-columns-spanned="1" table:number-rows-spanned="5">
            <text:p>3.14711729622266</text:p>
          </table:table-cell>
          <table:table-cell table:style-name="ce22" table:formula="of:=ABS([.F5]-[.E5])/[.F5]*100" office:value-type="float" office:value="1.09251421351865" calcext:value-type="float" table:number-columns-spanned="1" table:number-rows-spanned="5">
            <text:p>1.0925142135186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4.77" calcext:value-type="float">
            <text:p>4.77</text:p>
          </table:table-cell>
          <table:table-cell table:formula="of:=[.C6]/[.B6]" office:value-type="float" office:value="3.18" calcext:value-type="float">
            <text:p>3.18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35" calcext:value-type="float">
            <text:p>6.35</text:p>
          </table:table-cell>
          <table:table-cell table:formula="of:=[.C7]/[.B7]" office:value-type="float" office:value="3.175" calcext:value-type="float">
            <text:p>3.175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.54" calcext:value-type="float">
            <text:p>9.54</text:p>
          </table:table-cell>
          <table:table-cell table:formula="of:=[.C8]/[.B8]" office:value-type="float" office:value="3.18" calcext:value-type="float">
            <text:p>3.18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12.69" calcext:value-type="float">
            <text:p>12.69</text:p>
          </table:table-cell>
          <table:table-cell table:style-name="ce6" table:formula="of:=[.C9]/[.B9]" office:value-type="float" office:value="3.1725" calcext:value-type="float">
            <text:p>3.1725</text:p>
          </table:table-cell>
          <table:covered-table-cell table:style-name="ce6"/>
          <table:covered-table-cell table:style-name="ce11"/>
          <table:covered-table-cell/>
        </table:table-row>
        <table:table-row table:style-name="ro1">
          <table:table-cell/>
          <table:table-cell table:style-name="ce2" office:value-type="string" calcext:value-type="string">
            <text:p>Ri</text:p>
          </table:table-cell>
          <table:table-cell table:style-name="ce5" office:value-type="string" calcext:value-type="string">
            <text:p>Rf</text:p>
          </table:table-cell>
          <table:table-cell table:style-name="ce5" table:number-columns-repeated="2"/>
          <table:table-cell table:style-name="ce8"/>
          <table:table-cell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.02</text:p>
          </table:table-cell>
          <table:table-cell table:formula="of:=[.C13]/[.B13]" office:value-type="float" office:value="2.02" calcext:value-type="float">
            <text:p>2.02</text:p>
          </table:table-cell>
          <table:table-cell table:style-name="ce7" table:formula="of:=AVERAGE([.D13:.D17])" office:value-type="float" office:value="2.02166666666667" calcext:value-type="float" table:number-columns-spanned="1" table:number-rows-spanned="5">
            <text:p>2.02166666666667</text:p>
          </table:table-cell>
          <table:table-cell table:style-name="ce10" table:formula="of:=1+[.C11]/[.B11]" office:value-type="float" office:value="1.99796954314721" calcext:value-type="float" table:number-columns-spanned="1" table:number-rows-spanned="5">
            <text:p>1.99796954314721</text:p>
          </table:table-cell>
          <table:table-cell table:style-name="ce22" table:formula="of:=ABS([.F13]-[.E13])/[.F13]*100" office:value-type="float" office:value="1.186060298103" calcext:value-type="float" table:number-columns-spanned="1" table:number-rows-spanned="5">
            <text:p>1.18606029810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04" calcext:value-type="float">
            <text:p>4.04</text:p>
          </table:table-cell>
          <table:table-cell table:formula="of:=[.C14]/[.B14]" office:value-type="float" office:value="2.02" calcext:value-type="float">
            <text:p>2.02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07" calcext:value-type="float">
            <text:p>6.07</text:p>
          </table:table-cell>
          <table:table-cell table:formula="of:=[.C15]/[.B15]" office:value-type="float" office:value="2.02333333333333" calcext:value-type="float">
            <text:p>2.02333333333333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 table:formula="of:=[.C16]/[.B16]" office:value-type="float" office:value="2.025" calcext:value-type="float">
            <text:p>2.025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10.1" calcext:value-type="float">
            <text:p>10.1</text:p>
          </table:table-cell>
          <table:table-cell table:style-name="ce6" table:formula="of:=[.C17]/[.B17]" office:value-type="float" office:value="2.02" calcext:value-type="float">
            <text:p>2.02</text:p>
          </table:table-cell>
          <table:covered-table-cell table:style-name="ce6"/>
          <table:covered-table-cell table:style-name="ce11"/>
          <table:covered-table-cell/>
        </table:table-row>
        <table:table-row table:style-name="ro1">
          <table:table-cell/>
          <table:table-cell table:style-name="ce2" office:value-type="string" calcext:value-type="string">
            <text:p>Ri</text:p>
          </table:table-cell>
          <table:table-cell table:style-name="ce5" office:value-type="string" calcext:value-type="string">
            <text:p>Rf</text:p>
          </table:table-cell>
          <table:table-cell table:style-name="ce5" table:number-columns-repeated="2"/>
          <table:table-cell table:style-name="ce8"/>
          <table:table-cell/>
        </table:table-row>
        <table:table-row table:style-name="ro1">
          <table:table-cell/>
          <table:table-cell table:formula="of:=21.8*10^3" office:value-type="float" office:value="21800" calcext:value-type="float">
            <text:p>21800</text:p>
          </table:table-cell>
          <table:table-cell table:formula="of:=2.17*10^3"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table:formula="of:=[.C21]/[.B21]" office:value-type="float" office:value="1.12" calcext:value-type="float">
            <text:p>1.12</text:p>
          </table:table-cell>
          <table:table-cell table:style-name="ce7" table:formula="of:=AVERAGE([.D21:.D25])" office:value-type="float" office:value="1.1103619047619" calcext:value-type="float" table:number-columns-spanned="1" table:number-rows-spanned="5">
            <text:p>1.1103619047619</text:p>
          </table:table-cell>
          <table:table-cell table:style-name="ce10" table:formula="of:=1+[.C19]/[.B19]" office:value-type="float" office:value="1.09954128440367" calcext:value-type="float" table:number-columns-spanned="1" table:number-rows-spanned="5">
            <text:p>1.09954128440367</text:p>
          </table:table-cell>
          <table:table-cell table:style-name="ce22" table:formula="of:=ABS([.F21]-[.E21])/[.F21]*100" office:value-type="float" office:value="0.984103144804023" calcext:value-type="float" table:number-columns-spanned="1" table:number-rows-spanned="5">
            <text:p>0.98410314480402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33" calcext:value-type="float">
            <text:p>3.33</text:p>
          </table:table-cell>
          <table:table-cell table:formula="of:=[.C22]/[.B22]" office:value-type="float" office:value="1.11" calcext:value-type="float">
            <text:p>1.11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4" calcext:value-type="float">
            <text:p>5.54</text:p>
          </table:table-cell>
          <table:table-cell table:formula="of:=[.C23]/[.B23]" office:value-type="float" office:value="1.108" calcext:value-type="float">
            <text:p>1.108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.75</text:p>
          </table:table-cell>
          <table:table-cell table:formula="of:=[.C24]/[.B24]" office:value-type="float" office:value="1.10714285714286" calcext:value-type="float">
            <text:p>1.10714285714286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float" office:value="9.96" calcext:value-type="float">
            <text:p>9.96</text:p>
          </table:table-cell>
          <table:table-cell table:style-name="ce6" table:formula="of:=[.C25]/[.B25]" office:value-type="float" office:value="1.10666666666667" calcext:value-type="float">
            <text:p>1.10666666666667</text:p>
          </table:table-cell>
          <table:covered-table-cell table:style-name="ce6"/>
          <table:covered-table-cell table:style-name="ce11"/>
          <table:covered-table-cell/>
        </table:table-row>
        <table:table-row table:style-name="ro1">
          <table:table-cell/>
          <table:table-cell table:style-name="ce2" office:value-type="string" calcext:value-type="string">
            <text:p>Ri</text:p>
          </table:table-cell>
          <table:table-cell table:style-name="ce5" office:value-type="string" calcext:value-type="string">
            <text:p>Rf</text:p>
          </table:table-cell>
          <table:table-cell table:style-name="ce5" table:number-columns-repeated="2"/>
          <table:table-cell table:style-name="ce8"/>
          <table:table-cell/>
        </table:table-row>
        <table:table-row table:style-name="ro1">
          <table:table-cell/>
          <table:table-cell table:formula="of:=2.17*10^3" office:value-type="float" office:value="2170" calcext:value-type="float">
            <text:p>2170</text:p>
          </table:table-cell>
          <table:table-cell table:formula="of:=9.85*10^3"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84" calcext:value-type="float">
            <text:p>2.84</text:p>
          </table:table-cell>
          <table:table-cell table:formula="of:=[.C29]/[.B29]" office:value-type="float" office:value="5.68" calcext:value-type="float">
            <text:p>5.68</text:p>
          </table:table-cell>
          <table:table-cell table:style-name="ce7" table:formula="of:=AVERAGE([.D29:.D33])" office:value-type="float" office:value="5.60893333333333" calcext:value-type="float" table:number-columns-spanned="1" table:number-rows-spanned="5">
            <text:p>5.60893333333333</text:p>
          </table:table-cell>
          <table:table-cell table:style-name="ce10" table:formula="of:=1+[.C27]/[.B27]" office:value-type="float" office:value="5.53917050691244" calcext:value-type="float" table:number-columns-spanned="1" table:number-rows-spanned="5">
            <text:p>5.53917050691244</text:p>
          </table:table-cell>
          <table:table-cell table:style-name="ce22" table:formula="of:=ABS([.F29]-[.E29])/[.F29]*100" office:value-type="float" office:value="1.25944536882972" calcext:value-type="float" table:number-columns-spanned="1" table:number-rows-spanned="5">
            <text:p>1.259445368829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[.C30]/[.B30]" office:value-type="float" office:value="5.6" calcext:value-type="float">
            <text:p>5.6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8.38" calcext:value-type="float">
            <text:p>8.38</text:p>
          </table:table-cell>
          <table:table-cell table:formula="of:=[.C31]/[.B31]" office:value-type="float" office:value="5.58666666666667" calcext:value-type="float">
            <text:p>5.58666666666667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.18" calcext:value-type="float">
            <text:p>11.18</text:p>
          </table:table-cell>
          <table:table-cell table:formula="of:=[.C32]/[.B32]" office:value-type="float" office:value="5.59" calcext:value-type="float">
            <text:p>5.59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float" office:value="2.5" calcext:value-type="float">
            <text:p>2.5</text:p>
          </table:table-cell>
          <table:table-cell table:style-name="ce6" office:value-type="float" office:value="13.97" calcext:value-type="float">
            <text:p>13.97</text:p>
          </table:table-cell>
          <table:table-cell table:style-name="ce6" table:formula="of:=[.C33]/[.B33]" office:value-type="float" office:value="5.588" calcext:value-type="float">
            <text:p>5.588</text:p>
          </table:table-cell>
          <table:covered-table-cell table:style-name="ce6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5:38:51.062573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50:44.129073459</meta:creation-date>
    <dc:date>2025-02-10T16:14:21.557506791</dc:date>
    <meta:editing-duration>PT1H22M44S</meta:editing-duration>
    <meta:editing-cycles>24</meta:editing-cycles>
    <meta:generator>LibreOffice/24.8.4.2$Linux_X86_64 LibreOffice_project/480$Build-2</meta:generator>
    <meta:document-statistic meta:table-count="2" meta:cell-count="216" meta:object-count="0"/>
  </office:meta>
</office:document-meta>
</file>